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99cc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32cm"/>
    </style:style>
    <style:style style:name="gr5" style:family="graphic" style:parent-style-name="standard">
      <style:graphic-properties draw:stroke="none" svg:stroke-color="#000000" draw:fill="none" draw:fill-color="#ffffff" fo:min-height="0.977cm"/>
    </style:style>
    <style:style style:name="gr6" style:family="graphic" style:parent-style-name="standard">
      <style:graphic-properties draw:fill-color="#ff6633" draw:textarea-horizontal-align="center" draw:textarea-vertical-align="middle"/>
    </style:style>
    <style:style style:name="gr7" style:family="graphic" style:parent-style-name="standard">
      <style:graphic-properties draw:stroke="solid" svg:stroke-color="#000000" draw:fill="solid" draw:fill-color="#47b8b8" fo:min-height="0.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Luxi Sans'" style:font-family-generic="swiss" style:font-pitch="variable" fo:font-size="12pt" style:font-size-asian="12pt" style:font-size-complex="18pt"/>
    </style:style>
    <style:style style:name="P3" style:family="paragraph">
      <style:paragraph-properties fo:text-align="center"/>
      <style:text-properties fo:font-family="'Luxi Sans'" style:font-family-generic="swiss" style:font-pitch="variable" fo:font-size="10.5pt" style:font-size-asian="10.5pt"/>
    </style:style>
    <style:style style:name="P4" style:family="paragraph">
      <style:paragraph-properties fo:text-align="center"/>
      <style:text-properties fo:font-family="'Luxi Sans'" style:font-family-generic="swiss" style:font-pitch="variable" fo:font-size="12pt" style:font-size-asian="12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Bitstream Charter'" style:font-style-name="斜体" style:font-family-generic="roman" style:font-pitch="variable" fo:font-size="15pt" fo:font-style="italic" style:font-size-asian="18pt" style:font-size-complex="18pt"/>
    </style:style>
    <style:style style:name="P7" style:family="paragraph">
      <style:paragraph-properties fo:margin-left="0cm" fo:margin-right="0cm" fo:text-indent="0cm"/>
      <style:text-properties fo:font-family="'Luxi Sans'" style:font-style-name="标准" style:font-family-generic="swiss" style:font-pitch="variable" fo:font-size="16pt" style:font-size-asian="18pt" style:font-size-complex="18pt"/>
    </style:style>
    <style:style style:name="P8" style:family="paragraph">
      <style:paragraph-properties fo:margin-left="0cm" fo:margin-right="0cm" fo:text-indent="0cm"/>
      <style:text-properties fo:font-family="'Liberation Sans'" style:font-style-name="标准" style:font-family-generic="swiss" style:font-pitch="variable" fo:font-size="16pt" style:font-size-asian="18pt" style:font-size-complex="18pt"/>
    </style:style>
    <style:style style:name="P9" style:family="paragraph">
      <style:paragraph-properties fo:text-align="center"/>
      <style:text-properties fo:font-family="'Liberation Sans'" style:font-style-name="标准" style:font-family-generic="swiss" style:font-pitch="variable" fo:font-size="16pt" style:font-size-asian="18pt" style:font-size-complex="18pt"/>
    </style:style>
    <style:style style:name="T1" style:family="text">
      <style:text-properties fo:font-family="'Luxi Sans'" style:font-family-generic="swiss" style:font-pitch="variable" fo:font-size="12pt" style:font-size-asian="12pt" style:font-size-complex="18pt"/>
    </style:style>
    <style:style style:name="T2" style:family="text">
      <style:text-properties fo:font-family="'Bitstream Charter'" style:font-style-name="斜体" style:font-family-generic="roman" style:font-pitch="variable" fo:font-size="15pt" fo:font-style="italic" style:font-size-asian="18pt" style:font-size-complex="18pt"/>
    </style:style>
    <style:style style:name="T3" style:family="text">
      <style:text-properties fo:font-family="'Luxi Sans'" style:font-style-name="标准" style:font-family-generic="swiss" style:font-pitch="variable" fo:font-size="16pt" style:font-size-asian="18pt" style:font-size-complex="18pt"/>
    </style:style>
    <style:style style:name="T4" style:family="text">
      <style:text-properties fo:font-family="'Liberation Sans'" style:font-style-name="标准" style:font-family-generic="swiss" style:font-pitch="variable" fo:font-size="16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标准">
        <office:forms form:automatic-focus="false" form:apply-design-mode="false"/>
        <draw:ellipse draw:style-name="gr1" draw:text-style-name="P2" draw:layer="layout" svg:width="1.165cm" svg:height="1.118cm" svg:x="7.302cm" svg:y="3.815cm">
          <text:p text:style-name="P1"><text:span text:style-name="T1">20</text:span></text:p>
        </draw:ellipse>
        <draw:ellipse draw:style-name="gr2" draw:text-style-name="P2" draw:layer="layout" svg:width="1.164cm" svg:height="1.118cm" svg:x="3.367cm" svg:y="3.855cm">
          <text:p text:style-name="P1"><text:span text:style-name="T1">13</text:span></text:p>
        </draw:ellipse>
        <draw:ellipse draw:style-name="gr2" draw:text-style-name="P2" draw:layer="layout" svg:width="1.164cm" svg:height="1.118cm" svg:x="5.385cm" svg:y="2.284cm">
          <text:p text:style-name="P1"><text:span text:style-name="T1">25</text:span></text:p>
        </draw:ellipse>
        <draw:ellipse draw:style-name="gr2" draw:text-style-name="P2" draw:layer="layout" svg:width="1.165cm" svg:height="1.118cm" svg:x="3.088cm" svg:y="7.095cm">
          <text:p text:style-name="P1"><text:span text:style-name="T1">4</text:span></text:p>
        </draw:ellipse>
        <draw:ellipse draw:style-name="gr2" draw:text-style-name="P2" draw:layer="layout" svg:width="1.163cm" svg:height="1.118cm" svg:x="1.535cm" svg:y="7.095cm">
          <text:p text:style-name="P1"><text:span text:style-name="T1">5</text:span></text:p>
        </draw:ellipse>
        <draw:ellipse draw:style-name="gr2" draw:text-style-name="P2" draw:layer="layout" svg:width="1.163cm" svg:height="1.119cm" svg:x="8.472cm" svg:y="5.501cm">
          <text:p text:style-name="P1"><text:span text:style-name="T1">2</text:span></text:p>
        </draw:ellipse>
        <draw:ellipse draw:style-name="gr2" draw:text-style-name="P2" draw:layer="layout" svg:width="1.164cm" svg:height="1.119cm" svg:x="6.271cm" svg:y="5.501cm">
          <text:p text:style-name="P1"><text:span text:style-name="T1">17</text:span></text:p>
        </draw:ellipse>
        <draw:ellipse draw:style-name="gr2" draw:text-style-name="P2" draw:layer="layout" svg:width="1.164cm" svg:height="1.119cm" svg:x="4.474cm" svg:y="5.501cm">
          <text:p text:style-name="P1"><text:span text:style-name="T1">7</text:span></text:p>
        </draw:ellipse>
        <draw:ellipse draw:style-name="gr1" draw:text-style-name="P2" draw:layer="layout" svg:width="1.164cm" svg:height="1.119cm" svg:x="2.274cm" svg:y="5.501cm">
          <text:p text:style-name="P1"><text:span text:style-name="T1">8</text:span></text:p>
        </draw:ellipse>
        <draw:connector draw:style-name="gr3" draw:text-style-name="P3" draw:layer="layout" draw:type="line" svg:x1="4.288cm" svg:y1="3.946cm" svg:x2="5.564cm" svg:y2="3.255cm">
          <text:p text:style-name="P5"/>
        </draw:connector>
        <draw:connector draw:style-name="gr3" draw:text-style-name="P3" draw:layer="layout" draw:type="line" svg:x1="7.577cm" svg:y1="3.886cm" svg:x2="6.378cm" svg:y2="3.246cm">
          <text:p text:style-name="P5"/>
        </draw:connector>
        <draw:connector draw:style-name="gr3" draw:text-style-name="P4" draw:layer="layout" draw:type="line" svg:x1="3.211cm" svg:y1="5.616cm" svg:x2="3.642cm" svg:y2="4.924cm">
          <text:p text:style-name="P5"/>
        </draw:connector>
        <draw:connector draw:style-name="gr3" draw:text-style-name="P4" draw:layer="layout" draw:type="line" svg:x1="4.735cm" svg:y1="5.565cm" svg:x2="4.288cm" svg:y2="4.874cm">
          <text:p text:style-name="P5"/>
        </draw:connector>
        <draw:connector draw:style-name="gr3" draw:text-style-name="P4" draw:layer="layout" draw:type="line" svg:x1="7.15cm" svg:y1="5.549cm" svg:x2="7.58cm" svg:y2="4.891cm">
          <text:p text:style-name="P5"/>
        </draw:connector>
        <draw:connector draw:style-name="gr3" draw:text-style-name="P4" draw:layer="layout" draw:type="line" svg:x1="8.757cm" svg:y1="5.565cm" svg:x2="8.226cm" svg:y2="4.856cm">
          <text:p text:style-name="P5"/>
        </draw:connector>
        <draw:connector draw:style-name="gr3" draw:text-style-name="P4" draw:layer="layout" draw:type="line" svg:x1="2.283cm" svg:y1="7.1cm" svg:x2="2.546cm" svg:y2="6.562cm">
          <text:p text:style-name="P5"/>
        </draw:connector>
        <draw:connector draw:style-name="gr3" draw:text-style-name="P4" draw:layer="layout" draw:type="line" svg:x1="3.393cm" svg:y1="7.151cm" svg:x2="3.183cm" svg:y2="6.548cm">
          <text:p text:style-name="P5"/>
        </draw:connector>
        <draw:frame draw:style-name="gr4" draw:text-style-name="P6" draw:layer="layout" svg:width="0.964cm" svg:height="0.982cm" svg:x="13.971cm" svg:y="7.135cm">
          <draw:text-box>
            <text:p text:style-name="P5"><text:span text:style-name="T2">i</text:span></text:p>
          </draw:text-box>
        </draw:frame>
        <draw:frame draw:style-name="gr5" draw:text-style-name="P7" draw:layer="layout" svg:width="1.446cm" svg:height="1.227cm" svg:x="4.91cm" svg:y="8.508cm">
          <draw:text-box>
            <text:p text:style-name="P5"><text:span text:style-name="T3">(a)</text:span></text:p>
          </draw:text-box>
        </draw:frame>
        <draw:frame draw:style-name="gr5" draw:text-style-name="P7" draw:layer="layout" svg:width="1.446cm" svg:height="1.227cm" svg:x="14.51cm" svg:y="8.459cm">
          <draw:text-box>
            <text:p text:style-name="P5"><text:span text:style-name="T3">(b)</text:span></text:p>
          </draw:text-box>
        </draw:frame>
        <draw:ellipse draw:style-name="gr1" draw:text-style-name="P2" draw:layer="layout" svg:width="1.165cm" svg:height="1.118cm" svg:x="16.902cm" svg:y="3.737cm">
          <text:p text:style-name="P1"><text:span text:style-name="T1">17</text:span></text:p>
        </draw:ellipse>
        <draw:ellipse draw:style-name="gr2" draw:text-style-name="P2" draw:layer="layout" svg:width="1.164cm" svg:height="1.118cm" svg:x="12.967cm" svg:y="3.777cm">
          <text:p text:style-name="P1"><text:span text:style-name="T1">13</text:span></text:p>
        </draw:ellipse>
        <draw:ellipse draw:style-name="gr2" draw:text-style-name="P2" draw:layer="layout" svg:width="1.164cm" svg:height="1.118cm" svg:x="14.985cm" svg:y="2.206cm">
          <text:p text:style-name="P1"><text:span text:style-name="T1">20</text:span></text:p>
        </draw:ellipse>
        <draw:ellipse draw:style-name="gr6" draw:text-style-name="P2" draw:layer="layout" svg:width="1.165cm" svg:height="1.118cm" svg:x="12.688cm" svg:y="7.017cm">
          <text:p text:style-name="P1"><text:span text:style-name="T1">25</text:span></text:p>
        </draw:ellipse>
        <draw:ellipse draw:style-name="gr2" draw:text-style-name="P2" draw:layer="layout" svg:width="1.163cm" svg:height="1.118cm" svg:x="11.135cm" svg:y="7.017cm">
          <text:p text:style-name="P1"><text:span text:style-name="T1">5</text:span></text:p>
        </draw:ellipse>
        <draw:ellipse draw:style-name="gr2" draw:text-style-name="P2" draw:layer="layout" svg:width="1.163cm" svg:height="1.119cm" svg:x="18.072cm" svg:y="5.423cm">
          <text:p text:style-name="P1"><text:span text:style-name="T1">2</text:span></text:p>
        </draw:ellipse>
        <draw:ellipse draw:style-name="gr2" draw:text-style-name="P2" draw:layer="layout" svg:width="1.164cm" svg:height="1.119cm" svg:x="15.871cm" svg:y="5.423cm">
          <text:p text:style-name="P1"><text:span text:style-name="T1">4</text:span></text:p>
        </draw:ellipse>
        <draw:ellipse draw:style-name="gr2" draw:text-style-name="P2" draw:layer="layout" svg:width="1.164cm" svg:height="1.119cm" svg:x="14.074cm" svg:y="5.423cm">
          <text:p text:style-name="P1"><text:span text:style-name="T1">7</text:span></text:p>
        </draw:ellipse>
        <draw:ellipse draw:style-name="gr1" draw:text-style-name="P2" draw:layer="layout" svg:width="1.164cm" svg:height="1.119cm" svg:x="11.874cm" svg:y="5.423cm">
          <text:p text:style-name="P1"><text:span text:style-name="T1">8</text:span></text:p>
        </draw:ellipse>
        <draw:connector draw:style-name="gr3" draw:text-style-name="P3" draw:layer="layout" draw:type="line" svg:x1="13.888cm" svg:y1="3.868cm" svg:x2="15.164cm" svg:y2="3.177cm">
          <text:p text:style-name="P5"/>
        </draw:connector>
        <draw:connector draw:style-name="gr3" draw:text-style-name="P3" draw:layer="layout" draw:type="line" svg:x1="17.177cm" svg:y1="3.808cm" svg:x2="15.978cm" svg:y2="3.168cm">
          <text:p text:style-name="P5"/>
        </draw:connector>
        <draw:connector draw:style-name="gr3" draw:text-style-name="P4" draw:layer="layout" draw:type="line" svg:x1="12.811cm" svg:y1="5.538cm" svg:x2="13.242cm" svg:y2="4.846cm">
          <text:p text:style-name="P5"/>
        </draw:connector>
        <draw:connector draw:style-name="gr3" draw:text-style-name="P4" draw:layer="layout" draw:type="line" svg:x1="14.335cm" svg:y1="5.487cm" svg:x2="13.888cm" svg:y2="4.796cm">
          <text:p text:style-name="P5"/>
        </draw:connector>
        <draw:connector draw:style-name="gr3" draw:text-style-name="P4" draw:layer="layout" draw:type="line" svg:x1="16.75cm" svg:y1="5.471cm" svg:x2="17.18cm" svg:y2="4.813cm">
          <text:p text:style-name="P5"/>
        </draw:connector>
        <draw:connector draw:style-name="gr3" draw:text-style-name="P4" draw:layer="layout" draw:type="line" svg:x1="18.357cm" svg:y1="5.487cm" svg:x2="17.826cm" svg:y2="4.778cm">
          <text:p text:style-name="P5"/>
        </draw:connector>
        <draw:connector draw:style-name="gr3" draw:text-style-name="P4" draw:layer="layout" draw:type="line" svg:x1="11.883cm" svg:y1="7.022cm" svg:x2="12.146cm" svg:y2="6.484cm">
          <text:p text:style-name="P5"/>
        </draw:connector>
        <draw:frame draw:style-name="gr4" draw:text-style-name="P6" draw:layer="layout" svg:width="0.964cm" svg:height="0.982cm" svg:x="0.935cm" svg:y="16.053cm">
          <draw:text-box>
            <text:p text:style-name="P5"><text:span text:style-name="T2">i</text:span></text:p>
          </draw:text-box>
        </draw:frame>
        <draw:frame draw:style-name="gr5" draw:text-style-name="P7" draw:layer="layout" svg:width="1.446cm" svg:height="1.227cm" svg:x="4.91cm" svg:y="17.388cm">
          <draw:text-box>
            <text:p text:style-name="P5"><text:span text:style-name="T3">(c)</text:span></text:p>
          </draw:text-box>
        </draw:frame>
        <draw:ellipse draw:style-name="gr1" draw:text-style-name="P2" draw:layer="layout" svg:width="1.165cm" svg:height="1.118cm" svg:x="7.302cm" svg:y="12.666cm">
          <text:p text:style-name="P1"><text:span text:style-name="T1">5</text:span></text:p>
        </draw:ellipse>
        <draw:ellipse draw:style-name="gr2" draw:text-style-name="P2" draw:layer="layout" svg:width="1.164cm" svg:height="1.118cm" svg:x="3.367cm" svg:y="12.706cm">
          <text:p text:style-name="P1"><text:span text:style-name="T1">13</text:span></text:p>
        </draw:ellipse>
        <draw:ellipse draw:style-name="gr2" draw:text-style-name="P2" draw:layer="layout" svg:width="1.164cm" svg:height="1.118cm" svg:x="5.385cm" svg:y="11.135cm">
          <text:p text:style-name="P1"><text:span text:style-name="T1">17</text:span></text:p>
        </draw:ellipse>
        <draw:ellipse draw:style-name="gr6" draw:text-style-name="P2" draw:layer="layout" svg:width="1.165cm" svg:height="1.118cm" svg:x="3.088cm" svg:y="15.946cm">
          <text:p text:style-name="P1"><text:span text:style-name="T1">25</text:span></text:p>
        </draw:ellipse>
        <draw:ellipse draw:style-name="gr6" draw:text-style-name="P2" draw:layer="layout" svg:width="1.163cm" svg:height="1.118cm" svg:x="1.535cm" svg:y="15.946cm">
          <text:p text:style-name="P1"><text:span text:style-name="T1">20</text:span></text:p>
        </draw:ellipse>
        <draw:ellipse draw:style-name="gr2" draw:text-style-name="P2" draw:layer="layout" svg:width="1.163cm" svg:height="1.119cm" svg:x="8.472cm" svg:y="14.352cm">
          <text:p text:style-name="P1"><text:span text:style-name="T1">4</text:span></text:p>
        </draw:ellipse>
        <draw:ellipse draw:style-name="gr2" draw:text-style-name="P2" draw:layer="layout" svg:width="1.164cm" svg:height="1.119cm" svg:x="6.271cm" svg:y="14.352cm">
          <text:p text:style-name="P1"><text:span text:style-name="T1">2</text:span></text:p>
        </draw:ellipse>
        <draw:ellipse draw:style-name="gr2" draw:text-style-name="P2" draw:layer="layout" svg:width="1.164cm" svg:height="1.119cm" svg:x="4.474cm" svg:y="14.352cm">
          <text:p text:style-name="P1"><text:span text:style-name="T1">7</text:span></text:p>
        </draw:ellipse>
        <draw:ellipse draw:style-name="gr1" draw:text-style-name="P2" draw:layer="layout" svg:width="1.164cm" svg:height="1.119cm" svg:x="2.274cm" svg:y="14.352cm">
          <text:p text:style-name="P1"><text:span text:style-name="T1">8</text:span></text:p>
        </draw:ellipse>
        <draw:connector draw:style-name="gr3" draw:text-style-name="P3" draw:layer="layout" draw:type="line" svg:x1="4.288cm" svg:y1="12.797cm" svg:x2="5.564cm" svg:y2="12.106cm">
          <text:p text:style-name="P5"/>
        </draw:connector>
        <draw:connector draw:style-name="gr3" draw:text-style-name="P3" draw:layer="layout" draw:type="line" svg:x1="7.577cm" svg:y1="12.737cm" svg:x2="6.378cm" svg:y2="12.097cm">
          <text:p text:style-name="P5"/>
        </draw:connector>
        <draw:connector draw:style-name="gr3" draw:text-style-name="P4" draw:layer="layout" draw:type="line" svg:x1="3.211cm" svg:y1="14.467cm" svg:x2="3.642cm" svg:y2="13.775cm">
          <text:p text:style-name="P5"/>
        </draw:connector>
        <draw:connector draw:style-name="gr3" draw:text-style-name="P4" draw:layer="layout" draw:type="line" svg:x1="4.735cm" svg:y1="14.416cm" svg:x2="4.288cm" svg:y2="13.725cm">
          <text:p text:style-name="P5"/>
        </draw:connector>
        <draw:connector draw:style-name="gr3" draw:text-style-name="P4" draw:layer="layout" draw:type="line" svg:x1="7.15cm" svg:y1="14.4cm" svg:x2="7.58cm" svg:y2="13.742cm">
          <text:p text:style-name="P5"/>
        </draw:connector>
        <draw:connector draw:style-name="gr3" draw:text-style-name="P4" draw:layer="layout" draw:type="line" svg:x1="8.757cm" svg:y1="14.416cm" svg:x2="8.226cm" svg:y2="13.707cm">
          <text:p text:style-name="P5"/>
        </draw:connector>
        <draw:frame draw:style-name="gr4" draw:text-style-name="P6" draw:layer="layout" svg:width="0.964cm" svg:height="0.982cm" svg:x="19.26cm" svg:y="14.453cm">
          <draw:text-box>
            <text:p text:style-name="P5"><text:span text:style-name="T2">i</text:span></text:p>
          </draw:text-box>
        </draw:frame>
        <draw:frame draw:style-name="gr5" draw:text-style-name="P7" draw:layer="layout" svg:width="1.446cm" svg:height="1.227cm" svg:x="14.51cm" svg:y="17.308cm">
          <draw:text-box>
            <text:p text:style-name="P5"><text:span text:style-name="T3">(d)</text:span></text:p>
          </draw:text-box>
        </draw:frame>
        <draw:ellipse draw:style-name="gr1" draw:text-style-name="P2" draw:layer="layout" svg:width="1.165cm" svg:height="1.118cm" svg:x="16.902cm" svg:y="12.586cm">
          <text:p text:style-name="P1"><text:span text:style-name="T1">5</text:span></text:p>
        </draw:ellipse>
        <draw:ellipse draw:style-name="gr2" draw:text-style-name="P2" draw:layer="layout" svg:width="1.164cm" svg:height="1.118cm" svg:x="12.967cm" svg:y="12.626cm">
          <text:p text:style-name="P1"><text:span text:style-name="T1">8</text:span></text:p>
        </draw:ellipse>
        <draw:ellipse draw:style-name="gr2" draw:text-style-name="P2" draw:layer="layout" svg:width="1.164cm" svg:height="1.118cm" svg:x="14.985cm" svg:y="11.055cm">
          <text:p text:style-name="P1"><text:span text:style-name="T1">13</text:span></text:p>
        </draw:ellipse>
        <draw:ellipse draw:style-name="gr6" draw:text-style-name="P2" draw:layer="layout" svg:width="1.165cm" svg:height="1.118cm" svg:x="12.688cm" svg:y="15.866cm">
          <text:p text:style-name="P1"><text:span text:style-name="T1">25</text:span></text:p>
        </draw:ellipse>
        <draw:ellipse draw:style-name="gr6" draw:text-style-name="P2" draw:layer="layout" svg:width="1.163cm" svg:height="1.118cm" svg:x="11.135cm" svg:y="15.866cm">
          <text:p text:style-name="P1"><text:span text:style-name="T1">20</text:span></text:p>
        </draw:ellipse>
        <draw:ellipse draw:style-name="gr6" draw:text-style-name="P2" draw:layer="layout" svg:width="1.163cm" svg:height="1.119cm" svg:x="18.072cm" svg:y="14.272cm">
          <text:p text:style-name="P1"><text:span text:style-name="T1">17</text:span></text:p>
        </draw:ellipse>
        <draw:ellipse draw:style-name="gr2" draw:text-style-name="P2" draw:layer="layout" svg:width="1.164cm" svg:height="1.119cm" svg:x="15.871cm" svg:y="14.272cm">
          <text:p text:style-name="P1"><text:span text:style-name="T1">2</text:span></text:p>
        </draw:ellipse>
        <draw:ellipse draw:style-name="gr2" draw:text-style-name="P2" draw:layer="layout" svg:width="1.164cm" svg:height="1.119cm" svg:x="14.074cm" svg:y="14.272cm">
          <text:p text:style-name="P1"><text:span text:style-name="T1">7</text:span></text:p>
        </draw:ellipse>
        <draw:ellipse draw:style-name="gr1" draw:text-style-name="P2" draw:layer="layout" svg:width="1.164cm" svg:height="1.119cm" svg:x="11.874cm" svg:y="14.272cm">
          <text:p text:style-name="P1"><text:span text:style-name="T1">4</text:span></text:p>
        </draw:ellipse>
        <draw:connector draw:style-name="gr3" draw:text-style-name="P3" draw:layer="layout" draw:type="line" svg:x1="13.888cm" svg:y1="12.717cm" svg:x2="15.164cm" svg:y2="12.026cm">
          <text:p text:style-name="P5"/>
        </draw:connector>
        <draw:connector draw:style-name="gr3" draw:text-style-name="P3" draw:layer="layout" draw:type="line" svg:x1="17.177cm" svg:y1="12.657cm" svg:x2="15.978cm" svg:y2="12.017cm">
          <text:p text:style-name="P5"/>
        </draw:connector>
        <draw:connector draw:style-name="gr3" draw:text-style-name="P4" draw:layer="layout" draw:type="line" svg:x1="12.811cm" svg:y1="14.387cm" svg:x2="13.242cm" svg:y2="13.695cm">
          <text:p text:style-name="P5"/>
        </draw:connector>
        <draw:connector draw:style-name="gr3" draw:text-style-name="P4" draw:layer="layout" draw:type="line" svg:x1="14.335cm" svg:y1="14.336cm" svg:x2="13.888cm" svg:y2="13.645cm">
          <text:p text:style-name="P5"/>
        </draw:connector>
        <draw:connector draw:style-name="gr3" draw:text-style-name="P4" draw:layer="layout" draw:type="line" svg:x1="16.75cm" svg:y1="14.32cm" svg:x2="17.18cm" svg:y2="13.662cm">
          <text:p text:style-name="P5"/>
        </draw:connector>
        <draw:frame draw:style-name="gr4" draw:text-style-name="P6" draw:layer="layout" svg:width="0.964cm" svg:height="0.982cm" svg:x="7.26cm" svg:y="23.133cm">
          <draw:text-box>
            <text:p text:style-name="P5"><text:span text:style-name="T2">i</text:span></text:p>
          </draw:text-box>
        </draw:frame>
        <draw:frame draw:style-name="gr5" draw:text-style-name="P7" draw:layer="layout" svg:width="1.446cm" svg:height="1.227cm" svg:x="4.81cm" svg:y="26.088cm">
          <draw:text-box>
            <text:p text:style-name="P5"><text:span text:style-name="T3">(e)</text:span></text:p>
          </draw:text-box>
        </draw:frame>
        <draw:ellipse draw:style-name="gr1" draw:text-style-name="P2" draw:layer="layout" svg:width="1.165cm" svg:height="1.118cm" svg:x="7.202cm" svg:y="21.366cm">
          <text:p text:style-name="P1"><text:span text:style-name="T1">5</text:span></text:p>
        </draw:ellipse>
        <draw:ellipse draw:style-name="gr2" draw:text-style-name="P2" draw:layer="layout" svg:width="1.164cm" svg:height="1.118cm" svg:x="3.267cm" svg:y="21.406cm">
          <text:p text:style-name="P1"><text:span text:style-name="T1">7</text:span></text:p>
        </draw:ellipse>
        <draw:ellipse draw:style-name="gr2" draw:text-style-name="P2" draw:layer="layout" svg:width="1.164cm" svg:height="1.118cm" svg:x="5.285cm" svg:y="19.835cm">
          <text:p text:style-name="P1"><text:span text:style-name="T1">8</text:span></text:p>
        </draw:ellipse>
        <draw:ellipse draw:style-name="gr6" draw:text-style-name="P2" draw:layer="layout" svg:width="1.165cm" svg:height="1.118cm" svg:x="2.988cm" svg:y="24.646cm">
          <text:p text:style-name="P1"><text:span text:style-name="T1">25</text:span></text:p>
        </draw:ellipse>
        <draw:ellipse draw:style-name="gr6" draw:text-style-name="P2" draw:layer="layout" svg:width="1.163cm" svg:height="1.118cm" svg:x="1.435cm" svg:y="24.646cm">
          <text:p text:style-name="P1"><text:span text:style-name="T1">20</text:span></text:p>
        </draw:ellipse>
        <draw:ellipse draw:style-name="gr6" draw:text-style-name="P2" draw:layer="layout" svg:width="1.163cm" svg:height="1.119cm" svg:x="8.372cm" svg:y="23.052cm">
          <text:p text:style-name="P1"><text:span text:style-name="T1">17</text:span></text:p>
        </draw:ellipse>
        <draw:ellipse draw:style-name="gr6" draw:text-style-name="P2" draw:layer="layout" svg:width="1.164cm" svg:height="1.119cm" svg:x="6.171cm" svg:y="23.052cm">
          <text:p text:style-name="P1"><text:span text:style-name="T1">13</text:span></text:p>
        </draw:ellipse>
        <draw:ellipse draw:style-name="gr2" draw:text-style-name="P2" draw:layer="layout" svg:width="1.164cm" svg:height="1.119cm" svg:x="4.374cm" svg:y="23.052cm">
          <text:p text:style-name="P1"><text:span text:style-name="T1">2</text:span></text:p>
        </draw:ellipse>
        <draw:ellipse draw:style-name="gr1" draw:text-style-name="P2" draw:layer="layout" svg:width="1.164cm" svg:height="1.119cm" svg:x="2.174cm" svg:y="23.052cm">
          <text:p text:style-name="P1"><text:span text:style-name="T1">4</text:span></text:p>
        </draw:ellipse>
        <draw:connector draw:style-name="gr3" draw:text-style-name="P3" draw:layer="layout" draw:type="line" svg:x1="4.188cm" svg:y1="21.497cm" svg:x2="5.464cm" svg:y2="20.806cm">
          <text:p text:style-name="P5"/>
        </draw:connector>
        <draw:connector draw:style-name="gr3" draw:text-style-name="P3" draw:layer="layout" draw:type="line" svg:x1="7.477cm" svg:y1="21.437cm" svg:x2="6.278cm" svg:y2="20.797cm">
          <text:p text:style-name="P5"/>
        </draw:connector>
        <draw:connector draw:style-name="gr3" draw:text-style-name="P4" draw:layer="layout" draw:type="line" svg:x1="3.111cm" svg:y1="23.167cm" svg:x2="3.542cm" svg:y2="22.475cm">
          <text:p text:style-name="P5"/>
        </draw:connector>
        <draw:connector draw:style-name="gr3" draw:text-style-name="P4" draw:layer="layout" draw:type="line" svg:x1="4.635cm" svg:y1="23.116cm" svg:x2="4.188cm" svg:y2="22.425cm">
          <text:p text:style-name="P5"/>
        </draw:connector>
        <draw:frame draw:style-name="gr4" draw:text-style-name="P6" draw:layer="layout" svg:width="0.964cm" svg:height="0.982cm" svg:x="13.371cm" svg:y="23.153cm">
          <draw:text-box>
            <text:p text:style-name="P5"><text:span text:style-name="T2">i</text:span></text:p>
          </draw:text-box>
        </draw:frame>
        <draw:frame draw:style-name="gr5" draw:text-style-name="P7" draw:layer="layout" svg:width="1.446cm" svg:height="1.227cm" svg:x="14.41cm" svg:y="26.108cm">
          <draw:text-box>
            <text:p text:style-name="P5"><text:span text:style-name="T3">(f)</text:span></text:p>
          </draw:text-box>
        </draw:frame>
        <draw:ellipse draw:style-name="gr1" draw:text-style-name="P2" draw:layer="layout" svg:width="1.165cm" svg:height="1.118cm" svg:x="16.802cm" svg:y="21.386cm">
          <text:p text:style-name="P1"><text:span text:style-name="T1">5</text:span></text:p>
        </draw:ellipse>
        <draw:ellipse draw:style-name="gr2" draw:text-style-name="P2" draw:layer="layout" svg:width="1.164cm" svg:height="1.118cm" svg:x="12.867cm" svg:y="21.426cm">
          <text:p text:style-name="P1"><text:span text:style-name="T1">4</text:span></text:p>
        </draw:ellipse>
        <draw:ellipse draw:style-name="gr2" draw:text-style-name="P2" draw:layer="layout" svg:width="1.164cm" svg:height="1.118cm" svg:x="14.885cm" svg:y="19.855cm">
          <text:p text:style-name="P1"><text:span text:style-name="T1">7</text:span></text:p>
        </draw:ellipse>
        <draw:ellipse draw:style-name="gr6" draw:text-style-name="P2" draw:layer="layout" svg:width="1.165cm" svg:height="1.118cm" svg:x="12.588cm" svg:y="24.666cm">
          <text:p text:style-name="P1"><text:span text:style-name="T1">25</text:span></text:p>
        </draw:ellipse>
        <draw:ellipse draw:style-name="gr6" draw:text-style-name="P2" draw:layer="layout" svg:width="1.163cm" svg:height="1.118cm" svg:x="11.035cm" svg:y="24.666cm">
          <text:p text:style-name="P1"><text:span text:style-name="T1">20</text:span></text:p>
        </draw:ellipse>
        <draw:ellipse draw:style-name="gr6" draw:text-style-name="P2" draw:layer="layout" svg:width="1.163cm" svg:height="1.119cm" svg:x="17.972cm" svg:y="23.072cm">
          <text:p text:style-name="P1"><text:span text:style-name="T1">17</text:span></text:p>
        </draw:ellipse>
        <draw:ellipse draw:style-name="gr6" draw:text-style-name="P2" draw:layer="layout" svg:width="1.164cm" svg:height="1.119cm" svg:x="15.771cm" svg:y="23.072cm">
          <text:p text:style-name="P1"><text:span text:style-name="T1">13</text:span></text:p>
        </draw:ellipse>
        <draw:ellipse draw:style-name="gr6" draw:text-style-name="P2" draw:layer="layout" svg:width="1.164cm" svg:height="1.119cm" svg:x="13.974cm" svg:y="23.072cm">
          <text:p text:style-name="P1"><text:span text:style-name="T1">8</text:span></text:p>
        </draw:ellipse>
        <draw:ellipse draw:style-name="gr1" draw:text-style-name="P2" draw:layer="layout" svg:width="1.164cm" svg:height="1.119cm" svg:x="11.774cm" svg:y="23.072cm">
          <text:p text:style-name="P1"><text:span text:style-name="T1">2</text:span></text:p>
        </draw:ellipse>
        <draw:connector draw:style-name="gr3" draw:text-style-name="P3" draw:layer="layout" draw:type="line" svg:x1="13.788cm" svg:y1="21.517cm" svg:x2="15.064cm" svg:y2="20.826cm">
          <text:p text:style-name="P5"/>
        </draw:connector>
        <draw:connector draw:style-name="gr3" draw:text-style-name="P3" draw:layer="layout" draw:type="line" svg:x1="17.077cm" svg:y1="21.457cm" svg:x2="15.878cm" svg:y2="20.817cm">
          <text:p text:style-name="P5"/>
        </draw:connector>
        <draw:connector draw:style-name="gr3" draw:text-style-name="P4" draw:layer="layout" draw:type="line" svg:x1="12.711cm" svg:y1="23.187cm" svg:x2="13.142cm" svg:y2="22.495cm">
          <text:p text:style-name="P5"/>
        </draw:connector>
      </draw:page>
      <draw:page draw:name="page2" draw:style-name="dp1" draw:master-page-name="标准">
        <office:forms form:automatic-focus="false" form:apply-design-mode="false"/>
        <draw:frame draw:style-name="gr7" draw:text-style-name="P8" draw:layer="layout" svg:width="9.3cm" svg:height="1cm" svg:x="10.635cm" svg:y="12.735cm">
          <draw:text-box>
            <text:p text:style-name="P5"><text:span text:style-name="T4">2 <text:s text:c="3"/>4 <text:s text:c="3"/>5 <text:s text:c="3"/>7 <text:s text:c="3"/>8 <text:s text:c="3"/>13 <text:s text:c="2"/>17 <text:s text:c="3"/>20 <text:s text:c="2"/>25</text:span></text:p>
          </draw:text-box>
        </draw:frame>
        <draw:frame draw:style-name="gr4" draw:text-style-name="P6" draw:layer="layout" svg:width="0.964cm" svg:height="0.982cm" svg:x="1.471cm" svg:y="4.833cm">
          <draw:text-box>
            <text:p text:style-name="P5"><text:span text:style-name="T2">i</text:span></text:p>
          </draw:text-box>
        </draw:frame>
        <draw:frame draw:style-name="gr5" draw:text-style-name="P7" draw:layer="layout" svg:width="1.446cm" svg:height="1.227cm" svg:x="4.81cm" svg:y="7.788cm">
          <draw:text-box>
            <text:p text:style-name="P5"><text:span text:style-name="T3">(g)</text:span></text:p>
          </draw:text-box>
        </draw:frame>
        <draw:ellipse draw:style-name="gr1" draw:text-style-name="P2" draw:layer="layout" svg:width="1.165cm" svg:height="1.118cm" svg:x="7.202cm" svg:y="3.066cm">
          <text:p text:style-name="P1"><text:span text:style-name="T1">2</text:span></text:p>
        </draw:ellipse>
        <draw:ellipse draw:style-name="gr2" draw:text-style-name="P2" draw:layer="layout" svg:width="1.164cm" svg:height="1.118cm" svg:x="3.267cm" svg:y="3.106cm">
          <text:p text:style-name="P1"><text:span text:style-name="T1">4</text:span></text:p>
        </draw:ellipse>
        <draw:ellipse draw:style-name="gr2" draw:text-style-name="P2" draw:layer="layout" svg:width="1.164cm" svg:height="1.118cm" svg:x="5.285cm" svg:y="1.535cm">
          <text:p text:style-name="P1"><text:span text:style-name="T1">5</text:span></text:p>
        </draw:ellipse>
        <draw:ellipse draw:style-name="gr6" draw:text-style-name="P2" draw:layer="layout" svg:width="1.165cm" svg:height="1.118cm" svg:x="2.988cm" svg:y="6.346cm">
          <text:p text:style-name="P1"><text:span text:style-name="T1">25</text:span></text:p>
        </draw:ellipse>
        <draw:ellipse draw:style-name="gr6" draw:text-style-name="P2" draw:layer="layout" svg:width="1.163cm" svg:height="1.118cm" svg:x="1.435cm" svg:y="6.346cm">
          <text:p text:style-name="P1"><text:span text:style-name="T1">20</text:span></text:p>
        </draw:ellipse>
        <draw:ellipse draw:style-name="gr6" draw:text-style-name="P2" draw:layer="layout" svg:width="1.163cm" svg:height="1.119cm" svg:x="8.372cm" svg:y="4.752cm">
          <text:p text:style-name="P1"><text:span text:style-name="T1">17</text:span></text:p>
        </draw:ellipse>
        <draw:ellipse draw:style-name="gr6" draw:text-style-name="P2" draw:layer="layout" svg:width="1.164cm" svg:height="1.119cm" svg:x="6.171cm" svg:y="4.752cm">
          <text:p text:style-name="P1"><text:span text:style-name="T1">13</text:span></text:p>
        </draw:ellipse>
        <draw:ellipse draw:style-name="gr6" draw:text-style-name="P2" draw:layer="layout" svg:width="1.164cm" svg:height="1.119cm" svg:x="4.374cm" svg:y="4.752cm">
          <text:p text:style-name="P1"><text:span text:style-name="T1">8</text:span></text:p>
        </draw:ellipse>
        <draw:ellipse draw:style-name="gr6" draw:text-style-name="P2" draw:layer="layout" svg:width="1.164cm" svg:height="1.119cm" svg:x="2.174cm" svg:y="4.752cm">
          <text:p text:style-name="P1"><text:span text:style-name="T1">7</text:span></text:p>
        </draw:ellipse>
        <draw:connector draw:style-name="gr3" draw:text-style-name="P3" draw:layer="layout" draw:type="line" svg:x1="4.188cm" svg:y1="3.197cm" svg:x2="5.464cm" svg:y2="2.506cm">
          <text:p text:style-name="P5"/>
        </draw:connector>
        <draw:connector draw:style-name="gr3" draw:text-style-name="P3" draw:layer="layout" draw:type="line" svg:x1="7.477cm" svg:y1="3.137cm" svg:x2="6.278cm" svg:y2="2.497cm">
          <text:p text:style-name="P5"/>
        </draw:connector>
        <draw:frame draw:style-name="gr4" draw:text-style-name="P6" draw:layer="layout" svg:width="0.964cm" svg:height="0.982cm" svg:x="17.971cm" svg:y="3.135cm">
          <draw:text-box>
            <text:p text:style-name="P5"><text:span text:style-name="T2">i</text:span></text:p>
          </draw:text-box>
        </draw:frame>
        <draw:frame draw:style-name="gr5" draw:text-style-name="P7" draw:layer="layout" svg:width="1.446cm" svg:height="1.227cm" svg:x="14.31cm" svg:y="7.788cm">
          <draw:text-box>
            <text:p text:style-name="P5"><text:span text:style-name="T3">(h)</text:span></text:p>
          </draw:text-box>
        </draw:frame>
        <draw:ellipse draw:style-name="gr6" draw:text-style-name="P2" draw:layer="layout" svg:width="1.165cm" svg:height="1.118cm" svg:x="16.702cm" svg:y="3.066cm">
          <text:p text:style-name="P1"><text:span text:style-name="T1">5</text:span></text:p>
        </draw:ellipse>
        <draw:ellipse draw:style-name="gr2" draw:text-style-name="P2" draw:layer="layout" svg:width="1.164cm" svg:height="1.118cm" svg:x="12.767cm" svg:y="3.106cm">
          <text:p text:style-name="P1"><text:span text:style-name="T1">2</text:span></text:p>
        </draw:ellipse>
        <draw:ellipse draw:style-name="gr2" draw:text-style-name="P2" draw:layer="layout" svg:width="1.164cm" svg:height="1.118cm" svg:x="14.785cm" svg:y="1.535cm">
          <text:p text:style-name="P1"><text:span text:style-name="T1">4</text:span></text:p>
        </draw:ellipse>
        <draw:ellipse draw:style-name="gr6" draw:text-style-name="P2" draw:layer="layout" svg:width="1.165cm" svg:height="1.118cm" svg:x="12.488cm" svg:y="6.346cm">
          <text:p text:style-name="P1"><text:span text:style-name="T1">25</text:span></text:p>
        </draw:ellipse>
        <draw:ellipse draw:style-name="gr6" draw:text-style-name="P2" draw:layer="layout" svg:width="1.163cm" svg:height="1.118cm" svg:x="10.935cm" svg:y="6.346cm">
          <text:p text:style-name="P1"><text:span text:style-name="T1">20</text:span></text:p>
        </draw:ellipse>
        <draw:ellipse draw:style-name="gr6" draw:text-style-name="P2" draw:layer="layout" svg:width="1.163cm" svg:height="1.119cm" svg:x="17.872cm" svg:y="4.752cm">
          <text:p text:style-name="P1"><text:span text:style-name="T1">17</text:span></text:p>
        </draw:ellipse>
        <draw:ellipse draw:style-name="gr6" draw:text-style-name="P2" draw:layer="layout" svg:width="1.164cm" svg:height="1.119cm" svg:x="15.671cm" svg:y="4.752cm">
          <text:p text:style-name="P1"><text:span text:style-name="T1">13</text:span></text:p>
        </draw:ellipse>
        <draw:ellipse draw:style-name="gr6" draw:text-style-name="P2" draw:layer="layout" svg:width="1.164cm" svg:height="1.119cm" svg:x="13.874cm" svg:y="4.752cm">
          <text:p text:style-name="P1"><text:span text:style-name="T1">8</text:span></text:p>
        </draw:ellipse>
        <draw:ellipse draw:style-name="gr6" draw:text-style-name="P2" draw:layer="layout" svg:width="1.164cm" svg:height="1.119cm" svg:x="11.674cm" svg:y="4.752cm">
          <text:p text:style-name="P1"><text:span text:style-name="T1">7</text:span></text:p>
        </draw:ellipse>
        <draw:connector draw:style-name="gr3" draw:text-style-name="P3" draw:layer="layout" draw:type="line" svg:x1="13.688cm" svg:y1="3.197cm" svg:x2="14.964cm" svg:y2="2.506cm">
          <text:p text:style-name="P5"/>
        </draw:connector>
        <draw:frame draw:style-name="gr4" draw:text-style-name="P6" draw:layer="layout" svg:width="0.964cm" svg:height="0.982cm" svg:x="2.635cm" svg:y="11.335cm">
          <draw:text-box>
            <text:p text:style-name="P5"><text:span text:style-name="T2">i</text:span></text:p>
          </draw:text-box>
        </draw:frame>
        <draw:frame draw:style-name="gr5" draw:text-style-name="P7" draw:layer="layout" svg:width="1.446cm" svg:height="1.227cm" svg:x="4.81cm" svg:y="15.988cm">
          <draw:text-box>
            <text:p text:style-name="P5"><text:span text:style-name="T3">(i)</text:span></text:p>
          </draw:text-box>
        </draw:frame>
        <draw:ellipse draw:style-name="gr6" draw:text-style-name="P2" draw:layer="layout" svg:width="1.165cm" svg:height="1.118cm" svg:x="7.202cm" svg:y="11.266cm">
          <text:p text:style-name="P1"><text:span text:style-name="T1">5</text:span></text:p>
        </draw:ellipse>
        <draw:ellipse draw:style-name="gr6" draw:text-style-name="P2" draw:layer="layout" svg:width="1.164cm" svg:height="1.118cm" svg:x="3.267cm" svg:y="11.306cm">
          <text:p text:style-name="P1"><text:span text:style-name="T1">4</text:span></text:p>
        </draw:ellipse>
        <draw:ellipse draw:style-name="gr2" draw:text-style-name="P2" draw:layer="layout" svg:width="1.164cm" svg:height="1.118cm" svg:x="5.285cm" svg:y="9.735cm">
          <text:p text:style-name="P1"><text:span text:style-name="T1">2</text:span></text:p>
        </draw:ellipse>
        <draw:ellipse draw:style-name="gr6" draw:text-style-name="P2" draw:layer="layout" svg:width="1.165cm" svg:height="1.118cm" svg:x="2.988cm" svg:y="14.546cm">
          <text:p text:style-name="P1"><text:span text:style-name="T1">25</text:span></text:p>
        </draw:ellipse>
        <draw:ellipse draw:style-name="gr6" draw:text-style-name="P2" draw:layer="layout" svg:width="1.163cm" svg:height="1.118cm" svg:x="1.435cm" svg:y="14.546cm">
          <text:p text:style-name="P1"><text:span text:style-name="T1">20</text:span></text:p>
        </draw:ellipse>
        <draw:ellipse draw:style-name="gr6" draw:text-style-name="P2" draw:layer="layout" svg:width="1.163cm" svg:height="1.119cm" svg:x="8.372cm" svg:y="12.952cm">
          <text:p text:style-name="P1"><text:span text:style-name="T1">17</text:span></text:p>
        </draw:ellipse>
        <draw:ellipse draw:style-name="gr6" draw:text-style-name="P2" draw:layer="layout" svg:width="1.164cm" svg:height="1.119cm" svg:x="6.171cm" svg:y="12.952cm">
          <text:p text:style-name="P1"><text:span text:style-name="T1">13</text:span></text:p>
        </draw:ellipse>
        <draw:ellipse draw:style-name="gr6" draw:text-style-name="P2" draw:layer="layout" svg:width="1.164cm" svg:height="1.119cm" svg:x="4.374cm" svg:y="12.952cm">
          <text:p text:style-name="P1"><text:span text:style-name="T1">8</text:span></text:p>
        </draw:ellipse>
        <draw:ellipse draw:style-name="gr6" draw:text-style-name="P2" draw:layer="layout" svg:width="1.164cm" svg:height="1.119cm" svg:x="2.174cm" svg:y="12.952cm">
          <text:p text:style-name="P1"><text:span text:style-name="T1">7</text:span></text:p>
        </draw:ellipse>
        <draw:line draw:style-name="gr3" draw:text-style-name="P9" draw:layer="layout" svg:x1="11.512cm" svg:y1="12.735cm" svg:x2="11.512cm" svg:y2="13.735cm">
          <text:p text:style-name="P5"/>
        </draw:line>
        <draw:line draw:style-name="gr3" draw:text-style-name="P9" draw:layer="layout" svg:x1="12.48cm" svg:y1="12.735cm" svg:x2="12.48cm" svg:y2="13.735cm">
          <text:p text:style-name="P5"/>
        </draw:line>
        <draw:line draw:style-name="gr3" draw:text-style-name="P9" draw:layer="layout" svg:x1="13.448cm" svg:y1="12.735cm" svg:x2="13.448cm" svg:y2="13.735cm">
          <text:p text:style-name="P5"/>
        </draw:line>
        <draw:line draw:style-name="gr3" draw:text-style-name="P9" draw:layer="layout" svg:x1="14.417cm" svg:y1="12.735cm" svg:x2="14.417cm" svg:y2="13.735cm">
          <text:p text:style-name="P5"/>
        </draw:line>
        <draw:line draw:style-name="gr3" draw:text-style-name="P9" draw:layer="layout" svg:x1="15.385cm" svg:y1="12.735cm" svg:x2="15.385cm" svg:y2="13.735cm">
          <text:p text:style-name="P5"/>
        </draw:line>
        <draw:line draw:style-name="gr3" draw:text-style-name="P9" draw:layer="layout" svg:x1="16.453cm" svg:y1="12.735cm" svg:x2="16.453cm" svg:y2="13.735cm">
          <text:p text:style-name="P5"/>
        </draw:line>
        <draw:line draw:style-name="gr3" draw:text-style-name="P9" draw:layer="layout" svg:x1="17.618cm" svg:y1="12.735cm" svg:x2="17.618cm" svg:y2="13.735cm">
          <text:p text:style-name="P5"/>
        </draw:line>
        <draw:line draw:style-name="gr3" draw:text-style-name="P9" draw:layer="layout" svg:x1="18.78cm" svg:y1="12.735cm" svg:x2="18.78cm" svg:y2="13.735cm">
          <text:p text:style-name="P5"/>
        </draw:line>
        <draw:frame draw:style-name="gr5" draw:text-style-name="P7" draw:layer="layout" svg:width="1.446cm" svg:height="1.227cm" svg:x="14.41cm" svg:y="15.989cm">
          <draw:text-box>
            <text:p text:style-name="P5"><text:span text:style-name="T3">(j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ZenKai Uni'" style:font-family-generic="roman" style:font-pitch="variable" fo:font-size="24pt" fo:language="en" fo:country="US" style:font-family-asian="'AR PL ShanHeiSun Uni'" style:font-pitch-asian="variable" style:font-size-asian="24pt" style:language-asian="zh" style:country-asian="CN" style:font-family-complex="'AR PL ShanHeiSun Uni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R PL ShanHeiSun Uni'" style:font-family-generic="roman" style:font-pitch="variable" fo:font-size="18pt" fo:font-style="normal" fo:text-shadow="none" style:text-underline-style="none" fo:font-weight="normal" style:font-family-asian="'AR PL ShanHeiSun Uni'" style:font-pitch-asian="variable" style:font-size-asian="18pt" style:font-style-asian="normal" style:font-weight-asian="normal" style:font-family-complex="'AR PL ShanHeiSun Uni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标准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creation-date>2009-02-05T17:02:33</meta:creation-date>
    <dc:creator>Delacroix</dc:creator>
    <dc:date>2009-02-08T15:19:16</dc:date>
    <meta:editing-cycles>29</meta:editing-cycles>
    <meta:editing-duration>PT1H29M52S</meta:editing-duration>
    <meta:user-defined meta:name="Info 1"/>
    <meta:user-defined meta:name="Info 2"/>
    <meta:user-defined meta:name="Info 3"/>
    <meta:user-defined meta:name="Info 4"/>
    <meta:document-statistic meta:object-count="144"/>
  </office:meta>
</office:document-meta>
</file>